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egoe UI Web" svg:font-family="'Segoe UI Web', 'Segoe UI', 'Segoe WP', Tahom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48e9" officeooo:paragraph-rsid="000148e9"/>
    </style:style>
    <style:style style:name="P2" style:family="paragraph" style:parent-style-name="Standard">
      <style:text-properties fo:language="en" fo:country="US" officeooo:rsid="000148e9" officeooo:paragraph-rsid="000148e9"/>
    </style:style>
    <style:style style:name="P3" style:family="paragraph" style:parent-style-name="Standard">
      <style:text-properties fo:language="en" fo:country="US" officeooo:rsid="00024741" officeooo:paragraph-rsid="00024741"/>
    </style:style>
    <style:style style:name="P4" style:family="paragraph" style:parent-style-name="Standard">
      <style:text-properties fo:language="en" fo:country="US" officeooo:rsid="0002b0a7" officeooo:paragraph-rsid="0002b0a7"/>
    </style:style>
    <style:style style:name="P5" style:family="paragraph" style:parent-style-name="Standard">
      <style:text-properties fo:language="en" fo:country="US" officeooo:rsid="0004ac8e" officeooo:paragraph-rsid="0004ac8e"/>
    </style:style>
    <style:style style:name="P6" style:family="paragraph" style:parent-style-name="Standard">
      <style:text-properties fo:language="en" fo:country="US" officeooo:rsid="0004ac8e" officeooo:paragraph-rsid="0006170f"/>
    </style:style>
    <style:style style:name="P7" style:family="paragraph" style:parent-style-name="Standard">
      <style:text-properties fo:language="en" fo:country="US" officeooo:rsid="0006170f" officeooo:paragraph-rsid="0006170f"/>
    </style:style>
    <style:style style:name="P8" style:family="paragraph" style:parent-style-name="Standard">
      <style:text-properties fo:language="en" fo:country="US" officeooo:rsid="0007468c" officeooo:paragraph-rsid="0007468c"/>
    </style:style>
    <style:style style:name="P9" style:family="paragraph" style:parent-style-name="Standard">
      <style:text-properties fo:language="en" fo:country="US" officeooo:rsid="0007468c" officeooo:paragraph-rsid="0007623b"/>
    </style:style>
    <style:style style:name="P10" style:family="paragraph" style:parent-style-name="Standard">
      <style:text-properties officeooo:paragraph-rsid="0007468c"/>
    </style:style>
    <style:style style:name="P11" style:family="paragraph" style:parent-style-name="Standard">
      <style:paragraph-properties fo:text-align="center" style:justify-single-word="false"/>
      <style:text-properties fo:font-weight="normal" officeooo:paragraph-rsid="0007623b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bold" officeooo:paragraph-rsid="0007623b" style:font-weight-asian="bold" style:font-weight-complex="bold"/>
    </style:style>
    <style:style style:name="P13" style:family="paragraph" style:parent-style-name="Standard">
      <style:text-properties fo:font-size="15pt" officeooo:rsid="000154c7" officeooo:paragraph-rsid="000154c7" style:font-size-asian="15pt" style:font-size-complex="15pt"/>
    </style:style>
    <style:style style:name="P14" style:family="paragraph" style:parent-style-name="Standard">
      <style:text-properties fo:font-size="15pt" fo:language="en" fo:country="US" officeooo:rsid="000154c7" officeooo:paragraph-rsid="000154c7" style:font-size-asian="15pt" style:font-size-complex="15pt"/>
    </style:style>
    <style:style style:name="P15" style:family="paragraph" style:parent-style-name="Standard">
      <style:text-properties fo:font-size="15pt" fo:language="en" fo:country="US" officeooo:rsid="0002b0a7" officeooo:paragraph-rsid="0002b0a7" style:font-size-asian="15pt" style:font-size-complex="15pt"/>
    </style:style>
    <style:style style:name="P16" style:family="paragraph" style:parent-style-name="Standard">
      <style:text-properties fo:font-size="15pt" fo:language="en" fo:country="US" officeooo:rsid="0006170f" officeooo:paragraph-rsid="0006170f" style:font-size-asian="15pt" style:font-size-complex="15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7468c"/>
    </style:style>
    <style:style style:name="T3" style:family="text">
      <style:text-properties fo:language="en" fo:country="US" officeooo:rsid="0007623b"/>
    </style:style>
    <style:style style:name="T4" style:family="text">
      <style:text-properties officeooo:rsid="000154c7"/>
    </style:style>
    <style:style style:name="T5" style:family="text">
      <style:text-properties officeooo:rsid="0002b0a7"/>
    </style:style>
    <style:style style:name="T6" style:family="text">
      <style:text-properties officeooo:rsid="0004ac8e"/>
    </style:style>
    <style:style style:name="T7" style:family="text">
      <style:text-properties officeooo:rsid="0006170f"/>
    </style:style>
    <style:style style:name="T8" style:family="text">
      <style:text-properties officeooo:rsid="0007468c"/>
    </style:style>
    <style:style style:name="T9" style:family="text">
      <style:text-properties officeooo:rsid="0007623b"/>
    </style:style>
    <style:style style:name="T10" style:family="text">
      <style:text-properties fo:font-variant="normal" fo:text-transform="none" fo:color="#252424" style:font-name="Segoe UI Web" fo:font-size="18pt" fo:letter-spacing="normal" fo:font-style="normal"/>
    </style:style>
    <style:style style:name="T11" style:family="text">
      <style:text-properties fo:font-variant="normal" fo:text-transform="none" fo:color="#252424" style:font-name="Segoe UI Web" fo:font-size="18pt" fo:letter-spacing="normal" fo:font-style="normal" fo:font-weight="bold"/>
    </style:style>
    <style:style style:name="T12" style:family="text">
      <style:text-properties fo:font-variant="normal" fo:text-transform="none" fo:color="#252424" style:font-name="Segoe UI Web" fo:font-size="18pt" fo:letter-spacing="normal" fo:font-style="normal" fo:font-weight="bold" officeooo:rsid="0007623b"/>
    </style:style>
    <style:style style:name="T13" style:family="text">
      <style:text-properties fo:font-variant="normal" fo:text-transform="none" fo:color="#252424" style:font-name="Segoe UI Web" fo:font-size="18pt" fo:letter-spacing="normal" fo:font-style="normal" officeooo:rsid="0007623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0">CUDA practice 1</text:span></text:p>
      <text:p text:style-name="P11"><text:span text:style-name="T13">REPORT MARCO BELLIZZI</text:span></text:p>
      <text:p text:style-name="P13">Esercizio 1</text:p>
      <text:p text:style-name="P1">n = 2’20</text:p>
      <text:p text:style-name="P1"><text:tab/>block_size = 256</text:p>
      <text:p text:style-name="P1"><text:tab/><text:tab/>Total gpu activity = 5,619 ms</text:p>
      <text:p text:style-name="P1"><text:tab/><text:tab/>Total api <text:span text:style-name="T1">calls</text:span> = 232,206 ms</text:p>
      <text:p text:style-name="P1"><text:tab/>block_size = 1024</text:p>
      <text:p text:style-name="P1"><text:tab/><text:tab/>Total gpu activity = 5,662 ms</text:p>
      <text:p text:style-name="P2"><text:tab/><text:tab/>Total api calls = 234,748 ms</text:p>
      <text:p text:style-name="P2">n = 2’28</text:p>
      <text:p text:style-name="P2"><text:tab/>block_size = 256</text:p>
      <text:p text:style-name="P2"><text:tab/><text:tab/>Total gpu activity = <text:span text:style-name="T4">1466,054 ms</text:span></text:p>
      <text:p text:style-name="P2"><text:tab/><text:tab/><text:span text:style-name="T4">Total api calls = 1721,586 ms</text:span></text:p>
      <text:p text:style-name="P2"><text:tab/><text:span text:style-name="T4">block_size = 1024</text:span></text:p>
      <text:p text:style-name="P2"><text:tab/><text:tab/><text:span text:style-name="T4">Total gpu activity = 1467,05 ms</text:span></text:p>
      <text:p text:style-name="P2"><text:tab/><text:tab/><text:span text:style-name="T4">Total api calls = 1702,204 ms</text:span></text:p>
      <text:p text:style-name="P2"/>
      <text:p text:style-name="P14">Esercizio 2</text:p>
      <text:p text:style-name="P3">n = 2’20</text:p>
      <text:p text:style-name="P3"><text:tab/>block_size = 256</text:p>
      <text:p text:style-name="P3"><text:tab/><text:tab/>Total gpu activity = 0,075 ms</text:p>
      <text:p text:style-name="P3"><text:tab/><text:tab/>Total api calls = 259,022 ms</text:p>
      <text:p text:style-name="P3"><text:tab/><text:tab/>Total unified memory = 7,839 ms</text:p>
      <text:p text:style-name="P3"><text:tab/>block_size = 1024</text:p>
      <text:p text:style-name="P3"><text:tab/><text:tab/>Total gpu activity = 0,075 ms</text:p>
      <text:p text:style-name="P3"><text:tab/><text:tab/>Total api calls = 259,838 ms</text:p>
      <text:p text:style-name="P3"><text:tab/><text:tab/><text:span text:style-name="T5">Total unified memory = 7,947 ms</text:span></text:p>
      <text:p text:style-name="P3">n = 2’28</text:p>
      <text:p text:style-name="P3"><text:tab/>block_size = 256</text:p>
      <text:p text:style-name="P3"><text:tab/><text:tab/>Total gpu activity = <text:span text:style-name="T5">18,715 ms</text:span></text:p>
      <text:p text:style-name="P3"><text:tab/><text:tab/><text:span text:style-name="T5">Total api calls = 1424,782 ms</text:span></text:p>
      <text:p text:style-name="P3"><text:tab/><text:tab/><text:span text:style-name="T5">Total unified memory = 2009,442 ms</text:span></text:p>
      <text:p text:style-name="P3"><text:tab/><text:span text:style-name="T5">block_size = 1024</text:span></text:p>
      <text:p text:style-name="P3"><text:tab/><text:tab/><text:span text:style-name="T5">Total gpu activity = 18,680 ms</text:span></text:p>
      <text:p text:style-name="P3"><text:tab/><text:tab/><text:span text:style-name="T5">Total api calls = 1420,781 ms</text:span></text:p>
      <text:p text:style-name="P3"><text:tab/><text:tab/><text:span text:style-name="T5">Total unified memory = 2009,184 ms</text:span></text:p>
      <text:p text:style-name="P3"/>
      <text:p text:style-name="P15">Esercizio 3</text:p>
      <text:p text:style-name="P4">n = <text:span text:style-name="T6">2</text:span>’20</text:p>
      <text:p text:style-name="P4"><text:tab/>block_size = 256</text:p>
      <text:p text:style-name="P4"><text:tab/><text:tab/>Total gpu activity = <text:span text:style-name="T6">0,123 ms</text:span></text:p>
      <text:p text:style-name="P4"><text:tab/><text:tab/><text:span text:style-name="T6">Total api calls = 260,202 ms</text:span></text:p>
      <text:p text:style-name="P4"><text:tab/><text:tab/><text:span text:style-name="T6">Total unified memory = 1,621 ms</text:span></text:p>
      <text:p text:style-name="P4"><text:tab/><text:span text:style-name="T6">block_size = 1024</text:span></text:p>
      <text:p text:style-name="P4"><text:tab/><text:tab/><text:span text:style-name="T6">Total gpu activity = 0,122</text:span></text:p>
      <text:p text:style-name="P4"><text:tab/><text:tab/><text:span text:style-name="T6">Total api calls = 257,912</text:span></text:p>
      <text:p text:style-name="P4"><text:tab/><text:tab/><text:span text:style-name="T6">Total unified memory = 1,601 ms</text:span></text:p>
      <text:p text:style-name="P5">n = 2’28</text:p>
      <text:p text:style-name="P5"><text:tab/>block_size = 256</text:p>
      <text:p text:style-name="P5"><text:tab/><text:tab/>Total gpu activity = 30,776</text:p>
      <text:p text:style-name="P5"><text:soft-page-break/><text:tab/><text:tab/>Total api calls <text:span text:style-name="T7">= 637,803 ms</text:span></text:p>
      <text:p text:style-name="P5"><text:tab/><text:tab/><text:span text:style-name="T7">Total unified memory = 409,375 ms</text:span></text:p>
      <text:p text:style-name="P5"><text:tab/><text:span text:style-name="T7">block_size = 1024</text:span></text:p>
      <text:p text:style-name="P5"><text:tab/><text:tab/><text:span text:style-name="T7">Total gpu activity = 30,729 ms</text:span></text:p>
      <text:p text:style-name="P6"><text:tab/><text:tab/><text:span text:style-name="T7">Total api calls = 675,593 ms</text:span></text:p>
      <text:p text:style-name="P6"><text:tab/><text:tab/><text:span text:style-name="T7">Total unified memory = 409,868 ms</text:span></text:p>
      <text:p text:style-name="P6"/>
      <text:p text:style-name="P16">Esercizio 4</text:p>
      <text:p text:style-name="P7">n = 2’20</text:p>
      <text:p text:style-name="P7"><text:tab/>block_size = 256</text:p>
      <text:p text:style-name="P7"><text:tab/><text:tab/>Total gpu activity = 0,166 ms</text:p>
      <text:p text:style-name="P7"><text:tab/><text:tab/>Total api calls = 251,886 <text:span text:style-name="T8">ms</text:span></text:p>
      <text:p text:style-name="P7"><text:tab/><text:tab/>Total unified memory = <text:span text:style-name="T8">0,029 ms</text:span></text:p>
      <text:p text:style-name="P7"><text:tab/><text:span text:style-name="T8">block_size = 1024 </text:span></text:p>
      <text:p text:style-name="P7"><text:tab/><text:tab/><text:span text:style-name="T8">Total gpu activity = 0,167 ms</text:span></text:p>
      <text:p text:style-name="P7"><text:tab/><text:tab/><text:span text:style-name="T8">Total api calls = 256,851 ms</text:span></text:p>
      <text:p text:style-name="P7"><text:tab/><text:tab/><text:span text:style-name="T8">Total unified memory = 0,03 ms</text:span></text:p>
      <text:p text:style-name="P8">n = 2’28</text:p>
      <text:p text:style-name="P8"><text:tab/>block_size = 256</text:p>
      <text:p text:style-name="P10"><text:span text:style-name="T2"><text:tab/><text:tab/>Total gpu </text:span><text:span text:style-name="T3">activity</text:span><text:span text:style-name="T2"> = 40,815 ms</text:span></text:p>
      <text:p text:style-name="P9"><text:tab/><text:tab/>Total api calls = <text:span text:style-name="T9">620,701 </text:span>ms</text:p>
      <text:p text:style-name="P9"><text:tab/><text:tab/>Total unified memory =<text:span text:style-name="T9"> 0,031 ms</text:span></text:p>
      <text:p text:style-name="P9"><text:tab/><text:span text:style-name="T9">block_size = 1024</text:span></text:p>
      <text:p text:style-name="P9"><text:tab/><text:tab/>Total gpu activity = <text:span text:style-name="T9">39,965 ms</text:span></text:p>
      <text:p text:style-name="P9"><text:tab/><text:tab/><text:span text:style-name="T9">Total api calls = 619,655 ms</text:span></text:p>
      <text:p text:style-name="P9"><text:tab/><text:tab/><text:span text:style-name="T9">Total unified memory = 0,03 m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egoe UI Web" svg:font-family="'Segoe UI Web', 'Segoe UI', 'Segoe WP', Tahom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21:20:58.856557661</meta:creation-date>
    <dc:date>2020-10-22T22:38:52.936268871</dc:date>
    <meta:editing-duration>PT15M13S</meta:editing-duration>
    <meta:editing-cycles>2</meta:editing-cycles>
    <meta:generator>LibreOffice/6.4.5.2$Linux_X86_64 LibreOffice_project/40$Build-2</meta:generator>
    <meta:document-statistic meta:table-count="0" meta:image-count="0" meta:object-count="0" meta:page-count="2" meta:paragraph-count="74" meta:word-count="347" meta:character-count="1811" meta:non-whitespace-character-count="1433"/>
  </office:meta>
</office:document-meta>
</file>